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7000001692EC1CBAB8C9870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 LT 55 Roman" svg:font-family="'HelveticaNeue LT 55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8cm" svg:stroke-color="#3465a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3465a4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3.142cm" fo:min-width="3.125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draw:marker-start-width="0.227cm" draw:marker-end-width="0.227cm" draw:opacity="50%" draw:textarea-horizontal-align="justify" draw:textarea-vertical-align="middle" draw:auto-grow-height="false" fo:min-height="0.741cm" fo:min-width="0.485cm" fo:padding-top="0.134cm" fo:padding-bottom="0.134cm" fo:padding-left="0.259cm" fo:padding-right="0.259cm"/>
    </style:style>
    <style:style style:name="gr6" style:family="graphic" style:parent-style-name="objectwithoutfill">
      <style:graphic-properties svg:stroke-color="#669966" draw:fill="none" draw:textarea-vertical-align="middle"/>
    </style:style>
    <style:style style:name="gr7" style:family="graphic" style:parent-style-name="standard">
      <style:graphic-properties svg:stroke-width="0.018cm" svg:stroke-color="#669966" draw:marker-start-width="0.227cm" draw:marker-end-width="0.227cm" draw:fill-color="#99cc99" draw:opacity="50%" draw:textarea-horizontal-align="justify" draw:textarea-vertical-align="middle" draw:auto-grow-height="false" fo:min-height="0.395cm" fo:min-width="0.206cm" fo:padding-top="0.134cm" fo:padding-bottom="0.134cm" fo:padding-left="0.259cm" fo:padding-right="0.259cm"/>
    </style:style>
    <style:style style:name="gr8" style:family="graphic" style:parent-style-name="standard">
      <style:graphic-properties svg:stroke-color="#cc9966" draw:fill-color="#cc9966" draw:opacity="100%" draw:textarea-horizontal-align="justify" draw:textarea-vertical-align="middle" draw:auto-grow-height="false" fo:min-height="0.664cm" fo:min-width="3.178cm"/>
    </style:style>
    <style:style style:name="gr9" style:family="graphic" style:parent-style-name="standard">
      <style:graphic-properties svg:stroke-color="#cc9966" draw:fill-color="#cc9966" draw:opacity="100%" draw:textarea-horizontal-align="justify" draw:textarea-vertical-align="middle" draw:auto-grow-height="false" fo:min-height="1.172cm" fo:min-width="0.961cm"/>
    </style:style>
    <style:style style:name="gr10" style:family="graphic" style:parent-style-name="standard">
      <style:graphic-properties svg:stroke-width="0.018cm" svg:stroke-color="#669966" draw:marker-start-width="0.227cm" draw:marker-end-width="0.227cm" draw:fill-color="#99cc99" draw:textarea-horizontal-align="justify" draw:textarea-vertical-align="middle" draw:auto-grow-height="false" fo:min-height="2.179cm" fo:min-width="2.09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996633" draw:marker-start-width="0.227cm" draw:marker-end-width="0.227cm" draw:fill-color="#cc996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996633" draw:marker-start-width="0.227cm" draw:marker-end-width="0.227cm" draw:fill-color="#cc996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996600" draw:marker-start-width="0.227cm" draw:marker-end-width="0.227cm" draw:fill-color="#cc9966" draw:opacity="100%" draw:textarea-horizontal-align="justify" draw:textarea-vertical-align="middle" draw:auto-grow-height="false" fo:min-height="0cm" fo:min-width="3.438cm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996600" draw:marker-start-width="0.227cm" draw:marker-end-width="0.227cm" draw:fill-color="#cc9966" draw:opacity="100%" draw:textarea-horizontal-align="justify" draw:textarea-vertical-align="middle" draw:auto-grow-height="false" fo:min-height="0cm" fo:min-width="3.43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996600" draw:marker-start-width="0.227cm" draw:marker-end-width="0.227cm" draw:fill-color="#cc9966" draw:opacity="100%" draw:textarea-horizontal-align="justify" draw:textarea-vertical-align="middle" draw:auto-grow-height="false" fo:min-height="0.136cm" fo:min-width="1.059cm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996633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05cm"/>
    </style:style>
    <style:style style:name="gr20" style:family="graphic" style:parent-style-name="objectwithoutfill">
      <style:graphic-properties svg:stroke-width="0.018cm" svg:stroke-color="#9966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99cc99" draw:opacity="50%"/>
      <style:paragraph-properties fo:text-align="center"/>
    </style:style>
    <style:style style:name="P6" style:family="paragraph">
      <loext:graphic-properties draw:fill-color="#cc9966" draw:opacity="100%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-color="#cc9966"/>
      <style:paragraph-properties fo:text-align="center"/>
    </style:style>
    <style:style style:name="P9" style:family="paragraph">
      <loext:graphic-properties draw:fill="none" draw:fill-color="#ffffff"/>
      <style:text-properties style:font-name="HelveticaNeue LT 55 Roman"/>
    </style:style>
    <style:style style:name="T1" style:family="text">
      <style:text-properties style:font-name="HelveticaNeue LT 55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39cm" svg:height="6.002cm" draw:transform="skewX (0.426733002112614) rotate (0.43406338497099) translate (2.016cm 3.966cm)">
          <draw:image xlink:href="Pictures/1000000000000167000001692EC1CBAB8C98702C.png" xlink:type="simple" xlink:show="embed" xlink:actuate="onLoad">
            <text:p/>
          </draw:image>
        </draw:frame>
        <draw:line draw:style-name="gr2" draw:text-style-name="P1" draw:layer="layout" svg:x1="3.286cm" svg:y1="5.026cm" svg:x2="7.223cm" svg:y2="6.042cm">
          <text:p/>
        </draw:line>
        <draw:line draw:style-name="gr2" draw:text-style-name="P1" draw:layer="layout" svg:x1="2.397cm" svg:y1="4.264cm" svg:x2="7.223cm" svg:y2="6.042cm">
          <text:p/>
        </draw:line>
        <draw:line draw:style-name="gr2" draw:text-style-name="P1" draw:layer="layout" svg:x1="2.397cm" svg:y1="5.407cm" svg:x2="7.223cm" svg:y2="6.042cm">
          <text:p/>
        </draw:line>
        <draw:line draw:style-name="gr3" draw:text-style-name="P2" draw:layer="layout" svg:x1="3.286cm" svg:y1="3.883cm" svg:x2="7.223cm" svg:y2="6.042cm">
          <text:p/>
        </draw:line>
        <draw:custom-shape draw:style-name="gr4" draw:text-style-name="P3" draw:layer="layout" svg:width="3.625cm" svg:height="3.392cm" draw:transform="skewX (0.446106156809751) rotate (0.446106156809751) translate (6.561cm 5.45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5cm" svg:height="0.991cm" draw:transform="skewX (0.446106156809751) rotate (0.446106156809751) translate (2.397cm 4.3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25cm" svg:height="3.392cm" draw:transform="skewX (0.446106156809751) rotate (0.446106156809751) translate (6.66cm 5.45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25cm" svg:height="3.392cm" draw:transform="skewX (0.446106156809751) rotate (0.446106156809751) translate (6.76cm 5.45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25cm" svg:height="3.392cm" draw:transform="skewX (0.446106156809751) rotate (0.446106156809751) translate (6.86cm 5.457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36cm" svg:y1="4.899cm" svg:x2="11.414cm" svg:y2="7.058cm">
          <text:p/>
        </draw:line>
        <draw:line draw:style-name="gr6" draw:text-style-name="P1" draw:layer="layout" svg:x1="9.636cm" svg:y1="5.534cm" svg:x2="11.414cm" svg:y2="7.058cm">
          <text:p/>
        </draw:line>
        <draw:line draw:style-name="gr6" draw:text-style-name="P1" draw:layer="layout" svg:x1="9.001cm" svg:y1="5.915cm" svg:x2="11.414cm" svg:y2="7.058cm">
          <text:p/>
        </draw:line>
        <draw:custom-shape draw:style-name="gr7" draw:text-style-name="P5" draw:layer="layout" svg:width="0.706cm" svg:height="0.645cm" draw:transform="skewX (0.445582558034152) rotate (0.446106156809751) translate (8.999cm 5.209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01cm" svg:y1="5.28cm" svg:x2="11.414cm" svg:y2="7.058cm">
          <text:p/>
        </draw:line>
        <draw:custom-shape draw:style-name="gr8" draw:text-style-name="P6" draw:layer="layout" svg:width="7.874cm" svg:height="1.956cm" draw:transform="rotate (-1.5707963267949) translate (14.538cm 2.386cm)">
          <text:p/>
          <draw:enhanced-geometry svg:viewBox="0 0 21600 21600" draw:mirror-vertical="false" draw:mirror-horizontal="false" draw:glue-points="?f6 10800 10800 21600 ?f5 10800 10800 0" draw:text-areas="?f3 ?f3 ?f4 ?f4" draw:type="trapezoid" draw:modifiers="7191.77142857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6" draw:layer="layout" svg:width="2.921cm" svg:height="4.267cm" draw:transform="rotate (1.5707963267949) translate (10.271cm 10.271cm)">
          <text:p/>
          <draw:enhanced-geometry svg:viewBox="0 0 21600 21600" draw:glue-points="?f0 0 ?f1 10800 0 21600 10800 21600 21600 21600 ?f7 10800" draw:text-areas="?f1 10800 ?f2 18000 ?f3 7200 ?f4 21600" draw:type="isosceles-triangle" draw:modifiers="10829.5687885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2.59cm" svg:height="2.429cm" draw:transform="skewX (0.44628068973495) rotate (0.446106156809751) translate (10.259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36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46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56cm 6.12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254cm" svg:height="0.254cm" svg:x="14.61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2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2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3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4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6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7cm" svg:y="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6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7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8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9cm" svg:y="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9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9cm" svg:y="9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9cm" svg:y="9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4.619cm" svg:y="10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6.017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2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3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3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4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4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5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5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5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8cm" svg:y="6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7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7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8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19cm" svg:y="8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2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2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2cm" svg:y="9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6.02cm" svg:y="9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6.02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7.32cm" svg:y="5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7.32cm" svg:y="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7.32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7.319cm" svg:y="6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54cm" svg:height="0.254cm" svg:x="17.32cm" svg:y="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59cm" svg:height="2.429cm" draw:transform="skewX (0.44628068973495) rotate (0.446106156809751) translate (10.659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76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86cm 6.12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9cm" svg:height="2.429cm" draw:transform="skewX (0.44628068973495) rotate (0.446106156809751) translate (10.96cm 6.12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.874cm" svg:height="0.508cm" draw:transform="rotate (-1.5707963267949) translate (15.478cm 2.3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7.874cm" svg:height="0.508cm" draw:transform="rotate (-1.5707963267949) translate (15.978cm 2.36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7.874cm" svg:height="0.508cm" draw:transform="rotate (-1.5707963267949) translate (16.878cm 2.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1.559cm" svg:height="0.386cm" draw:transform="rotate (-1.5707963267949) translate (17.256cm 5.5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7.637cm" svg:y1="5.686cm" svg:x2="18.653cm" svg:y2="5.686cm">
          <text:p/>
        </draw:line>
        <draw:line draw:style-name="gr16" draw:text-style-name="P1" draw:layer="layout" svg:x1="17.637cm" svg:y1="5.986cm" svg:x2="18.653cm" svg:y2="5.986cm">
          <text:p/>
        </draw:line>
        <draw:line draw:style-name="gr16" draw:text-style-name="P1" draw:layer="layout" svg:x1="17.637cm" svg:y1="6.286cm" svg:x2="18.653cm" svg:y2="6.286cm">
          <text:p/>
        </draw:line>
        <draw:line draw:style-name="gr16" draw:text-style-name="P1" draw:layer="layout" svg:x1="17.637cm" svg:y1="6.586cm" svg:x2="18.653cm" svg:y2="6.586cm">
          <text:p/>
        </draw:line>
        <draw:line draw:style-name="gr16" draw:text-style-name="P1" draw:layer="layout" svg:x1="17.637cm" svg:y1="6.886cm" svg:x2="18.653cm" svg:y2="6.886cm">
          <text:p/>
        </draw:line>
        <draw:frame draw:style-name="gr17" draw:text-style-name="P9" draw:layer="layout" svg:width="3.88cm" svg:height="0.831cm" draw:transform="rotate (0.422718744833027) translate (2.698cm 2.789cm)">
          <draw:text-box>
            <text:p><text:span text:style-name="T1">Input Image</text:span></text:p>
          </draw:text-box>
        </draw:frame>
        <draw:frame draw:style-name="gr18" draw:text-style-name="P9" draw:layer="layout" svg:width="7.182cm" svg:height="0.831cm" svg:x="11.947cm" svg:y="1cm">
          <draw:text-box>
            <text:p><text:span text:style-name="T1">Fully Connected Layers</text:span></text:p>
          </draw:text-box>
        </draw:frame>
        <draw:frame draw:style-name="gr18" draw:text-style-name="P9" draw:layer="layout" svg:width="6.446cm" svg:height="0.831cm" svg:x="6.347cm" svg:y="9.801cm">
          <draw:text-box>
            <text:p><text:span text:style-name="T1">Convolutional Layers</text:span></text:p>
          </draw:text-box>
        </draw:frame>
        <draw:frame draw:style-name="gr19" draw:text-style-name="P9" draw:layer="layout" svg:width="2.462cm" svg:height="0.831cm" draw:transform="rotate (1.5707963267949) translate (18.822cm 7.513cm)">
          <draw:text-box>
            <text:p><text:span text:style-name="T1">Output</text:span></text:p>
          </draw:text-box>
        </draw:frame>
        <draw:line draw:style-name="gr20" draw:text-style-name="P1" draw:layer="layout" svg:x1="12.565cm" svg:y1="5.012cm" svg:x2="14.529cm" svg:y2="2.37cm">
          <text:p/>
        </draw:line>
        <draw:line draw:style-name="gr20" draw:text-style-name="P1" draw:layer="layout" svg:x1="14.538cm" svg:y1="2.397cm" svg:x2="14.538cm" svg:y2="10.271cm">
          <text:p/>
        </draw:line>
        <draw:line draw:style-name="gr20" draw:text-style-name="P1" draw:layer="layout" svg:x1="10.271cm" svg:y1="8.823cm" svg:x2="14.538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 LT 55 Roman" svg:font-family="'HelveticaNeue LT 55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6:16:38.093581796</meta:creation-date>
    <dc:date>2018-09-26T16:55:33.290841235</dc:date>
    <meta:editing-duration>PT14M44S</meta:editing-duration>
    <meta:editing-cycles>2</meta:editing-cycles>
    <meta:generator>LibreOffice/5.1.6.2$Linux_X86_64 LibreOffice_project/10m0$Build-2</meta:generator>
    <meta:document-statistic meta:object-count="100"/>
  </office:meta>
</office:document-meta>
</file>